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53cm"/>
    </style:style>
    <style:style style:name="co3" style:family="table-column">
      <style:table-column-properties fo:break-before="auto" style:column-width="8.2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Brassens</text:p>
          </table:table-cell>
          <table:table-cell office:value-type="string">
            <text:p>Audibilité</text:p>
          </table:table-cell>
          <table:table-cell office:value-type="string">
            <text:p>Résistance MP3 (nombre d'erreurs)</text:p>
          </table:table-cell>
          <table:table-cell office:value-type="string">
            <text:p>Résistance Test Benchmark</text:p>
          </table:table-cell>
        </table:table-row>
        <table:table-row table:style-name="ro1">
          <table:table-cell office:value-type="string">
            <text:p>LSB1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LSB3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LSB5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RLSB1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RLSB3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RLSB5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SSW1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SSW20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office:value-type="string">
            <text:p>SSW100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office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>
            <text:p>LSB1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LSB3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LSB5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RLSB1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RLSB3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RSLB5</text:p>
          </table:table-cell>
          <table:table-cell office:value-type="string">
            <text:p>++</text:p>
          </table:table-cell>
          <table:table-cell table:number-columns-repeated="2"/>
        </table:table-row>
        <table:table-row table:style-name="ro1">
          <table:table-cell office:value-type="string">
            <text:p>SSW1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SSW20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2">
          <table:table-cell office:value-type="string">
            <text:p>SSW100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u plus audible (--) au moins audible (++)</text:p>
          </table:table-cell>
          <table:table-cell office:value-type="string">
            <text:p>Encodage -&gt; Compression -&gt; Décodage</text:p>
          </table:table-cell>
          <table:table-cell office:value-type="string">
            <text:p>Benchmark basé sur Stirmar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20/01/2014</text:date>, <text:time>17:3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0S</meta:editing-duration>
    <meta:editing-cycles>3</meta:editing-cycles>
    <meta:generator>OpenOffice.org/3.4.1$Win32 OpenOffice.org_project/341m1$Build-9593</meta:generator>
    <dc:date>2014-01-20T17:32:00.82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